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</style:style>
    <style:style style:name="ce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language-asian="none" style:country-asian="none" style:font-style-asian="normal" style:font-weight-asian="normal" style:font-name-complex="Verdana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ekolah_asal_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F1B012001</text:p>
          </table:table-cell>
          <table:table-cell office:value-type="float" office:value="50203314" calcext:value-type="float">
            <text:p>50203314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2002</text:p>
          </table:table-cell>
          <table:table-cell office:value-type="string" calcext:value-type="string">
            <text:p> 50202496</text:p>
          </table:table-cell>
          <table:table-cell office:value-type="string" calcext:value-type="string">
            <text:p>Multimed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2004</text:p>
          </table:table-cell>
          <table:table-cell table:style-name="ce3" office:value-type="float" office:value="50202501" calcext:value-type="float">
            <text:p>50202501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2005</text:p>
          </table:table-cell>
          <table:table-cell table:style-name="ce3" office:value-type="float" office:value="20551643" calcext:value-type="float">
            <text:p>20551643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2006</text:p>
          </table:table-cell>
          <table:table-cell table:style-name="ce4" office:value-type="float" office:value="50222416" calcext:value-type="float">
            <text:p>50222416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2007</text:p>
          </table:table-cell>
          <table:table-cell office:value-type="float" office:value="50202499" calcext:value-type="float">
            <text:p>50202499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2009</text:p>
          </table:table-cell>
          <table:table-cell table:style-name="ce3" office:value-type="float" office:value="50204008" calcext:value-type="float">
            <text:p>50204008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2010</text:p>
          </table:table-cell>
          <table:table-cell table:style-name="ce3" office:value-type="string" calcext:value-type="string">
            <text:p>50205726</text:p>
          </table:table-cell>
          <table:table-cell office:value-type="string" calcext:value-type="string">
            <text:p>Multimed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2011</text:p>
          </table:table-cell>
          <table:table-cell table:style-name="ce3" office:value-type="string" calcext:value-type="string">
            <text:p>50201385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2012</text:p>
          </table:table-cell>
          <table:table-cell office:value-type="string" calcext:value-type="string">
            <text:p> 5020252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2013</text:p>
          </table:table-cell>
          <table:table-cell office:value-type="string" calcext:value-type="string">
            <text:p> 50204503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2017</text:p>
          </table:table-cell>
          <table:table-cell office:value-type="string" calcext:value-type="string">
            <text:p> 50200384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2018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Instalasi Tenaga Listri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2019</text:p>
          </table:table-cell>
          <table:table-cell office:value-type="float" office:value="50204512" calcext:value-type="float">
            <text:p>5020451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2020</text:p>
          </table:table-cell>
          <table:table-cell office:value-type="string" calcext:value-type="string">
            <text:p> 5020252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2021</text:p>
          </table:table-cell>
          <table:table-cell table:style-name="ce3" office:value-type="float" office:value="50203319" calcext:value-type="float">
            <text:p>50203319</text:p>
          </table:table-cell>
          <table:table-cell office:value-type="string" calcext:value-type="string">
            <text:p>Teknik Pemesin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2022</text:p>
          </table:table-cell>
          <table:table-cell office:value-type="float" office:value="50204512" calcext:value-type="float">
            <text:p>5020451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2023</text:p>
          </table:table-cell>
          <table:table-cell table:style-name="ce4" office:value-type="float" office:value="20310495" calcext:value-type="float">
            <text:p>20310495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2024</text:p>
          </table:table-cell>
          <table:table-cell office:value-type="string" calcext:value-type="string">
            <text:p> 50203311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2025</text:p>
          </table:table-cell>
          <table:table-cell office:value-type="string" calcext:value-type="string">
            <text:p> 50204514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2026</text:p>
          </table:table-cell>
          <table:table-cell table:style-name="ce3" office:value-type="float" office:value="50201370" calcext:value-type="float">
            <text:p>50201370</text:p>
          </table:table-cell>
          <table:table-cell office:value-type="string" calcext:value-type="string">
            <text:p>Rekaya Perangkat Luna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2030</text:p>
          </table:table-cell>
          <table:table-cell office:value-type="float" office:value="50200374" calcext:value-type="float">
            <text:p>50200374</text:p>
          </table:table-cell>
          <table:table-cell office:value-type="string" calcext:value-type="string">
            <text:p>Teknik Komputer dan Jaring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2035</text:p>
          </table:table-cell>
          <table:table-cell table:style-name="ce5" office:value-type="float" office:value="50222418" calcext:value-type="float">
            <text:p>50222418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2036</text:p>
          </table:table-cell>
          <table:table-cell table:style-name="ce4" office:value-type="float" office:value="50204508" calcext:value-type="float">
            <text:p>50204508</text:p>
          </table:table-cell>
          <table:table-cell office:value-type="string" calcext:value-type="string">
            <text:p>Teknik Audio Vide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2037</text:p>
          </table:table-cell>
          <table:table-cell office:value-type="string" calcext:value-type="string">
            <text:p> 50203311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2043</text:p>
          </table:table-cell>
          <table:table-cell office:value-type="string" calcext:value-type="string">
            <text:p> 50204517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2044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Instalasi Tenaga Listri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2045</text:p>
          </table:table-cell>
          <table:table-cell table:style-name="ce3" office:value-type="float" office:value="50203319" calcext:value-type="float">
            <text:p>50203319</text:p>
          </table:table-cell>
          <table:table-cell office:value-type="string" calcext:value-type="string">
            <text:p>Teknik Kendaraan Ring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2046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Komputer dan Jaring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2047</text:p>
          </table:table-cell>
          <table:table-cell table:style-name="ce3" office:value-type="float" office:value="50201370" calcext:value-type="float">
            <text:p>50201370</text:p>
          </table:table-cell>
          <table:table-cell office:value-type="string" calcext:value-type="string">
            <text:p>Rekaya Perangkat Luna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2048</text:p>
          </table:table-cell>
          <table:table-cell table:style-name="ce3" office:value-type="float" office:value="50204008" calcext:value-type="float">
            <text:p>50204008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2049</text:p>
          </table:table-cell>
          <table:table-cell office:value-type="string" calcext:value-type="string">
            <text:p> 50200383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2050</text:p>
          </table:table-cell>
          <table:table-cell office:value-type="string" calcext:value-type="string">
            <text:p> 50200380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2051</text:p>
          </table:table-cell>
          <table:table-cell office:value-type="string" calcext:value-type="string">
            <text:p> 5020252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2055</text:p>
          </table:table-cell>
          <table:table-cell office:value-type="float" office:value="50202499" calcext:value-type="float">
            <text:p>50202499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2056</text:p>
          </table:table-cell>
          <table:table-cell office:value-type="string" calcext:value-type="string">
            <text:p> 50202412</text:p>
          </table:table-cell>
          <table:table-cell office:value-type="string" calcext:value-type="string">
            <text:p>IP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2057</text:p>
          </table:table-cell>
          <table:table-cell table:style-name="ce3" office:value-type="float" office:value="50204017" calcext:value-type="float">
            <text:p>50204017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2058</text:p>
          </table:table-cell>
          <table:table-cell table:style-name="ce3" office:value-type="float" office:value="50201396" calcext:value-type="float">
            <text:p>50201396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2060</text:p>
          </table:table-cell>
          <table:table-cell office:value-type="float" office:value="50202499" calcext:value-type="float">
            <text:p>50202499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2061</text:p>
          </table:table-cell>
          <table:table-cell office:value-type="string" calcext:value-type="string">
            <text:p> 50204514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2062</text:p>
          </table:table-cell>
          <table:table-cell office:value-type="string" calcext:value-type="string">
            <text:p> 50204517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2063</text:p>
          </table:table-cell>
          <table:table-cell table:style-name="ce3" office:value-type="float" office:value="50202414" calcext:value-type="float">
            <text:p>50202414</text:p>
          </table:table-cell>
          <table:table-cell office:value-type="string" calcext:value-type="string">
            <text:p>IP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2064</text:p>
          </table:table-cell>
          <table:table-cell table:style-name="ce3" office:value-type="float" office:value="50201391" calcext:value-type="float">
            <text:p>50201391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2065</text:p>
          </table:table-cell>
          <table:table-cell table:style-name="ce3" office:value-type="float" office:value="50204322" calcext:value-type="float">
            <text:p>5020432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2067</text:p>
          </table:table-cell>
          <table:table-cell table:style-name="ce3" office:value-type="float" office:value="50200365" calcext:value-type="float">
            <text:p>50200365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2069</text:p>
          </table:table-cell>
          <table:table-cell office:value-type="string" calcext:value-type="string">
            <text:p> 50204514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2070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Multimed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2071</text:p>
          </table:table-cell>
          <table:table-cell office:value-type="float" office:value="50204512" calcext:value-type="float">
            <text:p>5020451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2072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Gambar Bangun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2074</text:p>
          </table:table-cell>
          <table:table-cell table:style-name="ce3" office:value-type="float" office:value="50105651" calcext:value-type="float">
            <text:p>50105651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D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1:45:14.131408982</meta:creation-date>
    <dc:date>2019-01-17T11:46:29.043771339</dc:date>
    <meta:editing-duration>PT1M15S</meta:editing-duration>
    <meta:editing-cycles>1</meta:editing-cycles>
    <meta:document-statistic meta:table-count="1" meta:cell-count="150" meta:object-count="0"/>
    <meta:generator>LibreOffice/6.1.3.2$MacOSX_X86_64 LibreOffice_project/86daf60bf00efa86ad547e59e09d6bb77c699acb</meta:generator>
  </office:meta>
</office:document-meta>
</file>